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f349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officeooo:paragraph-rsid="000f3493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0f349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</style:style>
    <style:style style:name="P2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0000cd" loext:opacity="100%"/>
    </style:style>
    <style:style style:name="T2" style:family="text">
      <style:text-properties fo:color="#0000cd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3" style:family="text">
      <style:text-properties fo:color="#a52a2a" loext:opacity="100%"/>
    </style:style>
    <style:style style:name="T4" style:family="text">
      <style:text-properties loext:padding="0cm" loext:border="none"/>
    </style:style>
    <style:style style:name="T5" style:family="text">
      <style:text-properties fo:color="#000000" loext:opacity="100%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6" style:family="text">
      <style:text-properties fo:color="#ff0000" loext:opacity="100%"/>
    </style:style>
    <style:style style:name="T7" style:family="text">
      <style:text-properties fo:color="#008000" loext:opacity="100%"/>
    </style:style>
    <style:style style:name="T8" style:family="text">
      <style:text-properties officeooo:rsid="000f3493"/>
    </style:style>
    <style:style style:name="T9" style:family="text">
      <style:text-properties officeooo:rsid="000f3493" loext:padding="0cm" loext:border="none"/>
    </style:style>
    <style:style style:name="T10" style:family="text">
      <style:text-properties officeooo:rsid="00108772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array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8">Arrays </text:span>de JavaScript</text:h>
      <text:p text:style-name="P18"/>
      <text:p text:style-name="P10"><text:span text:style-name="T8">Un array </text:span>es una variable especial que puede contener más de un valor:</text:p>
      <text:p text:style-name="P13"><text:span text:style-name="T1">const</text:span> cars = [<text:span text:style-name="T3">"Saab"</text:span>, <text:span text:style-name="T3">"Volvo"</text:span>, <text:span text:style-name="T3">"BMW"</text:span>];</text:p>
      <text:p text:style-name="P10"/>
      <text:h text:style-name="P2" text:outline-level="2">¿Por qué utilizar <text:span text:style-name="T8">arrays</text:span>?</text:h>
      <text:p text:style-name="P5">Si tiene una lista de elementos (una lista de nombres de automóviles, por ejemplo), almacenar los automóviles en variables individuales podría verse así:</text:p>
      <text:p text:style-name="P16"><text:span text:style-name="T1">let</text:span> car1 = <text:span text:style-name="T3">"Saab"</text:span>;<text:line-break/><text:span text:style-name="T1">let</text:span> car2 = <text:span text:style-name="T3">"Volvo"</text:span>;<text:line-break/><text:span text:style-name="T1">let</text:span> car3 = <text:span text:style-name="T3">"BMW"</text:span>;</text:p>
      <text:p text:style-name="P5">Sin embargo, ¿qué pasa si quieres recorrer los coches y encontrar uno específico? ¿Y si no tuvieras 3 coches, sino 300?</text:p>
      <text:p text:style-name="P5">¡La solución es un <text:span text:style-name="T8">array</text:span>!</text:p>
      <text:p text:style-name="P5">Un <text:span text:style-name="T8">array </text:span>puede contener muchos valores bajo un solo nombre y puede acceder a los valores haciendo referencia a un número de índice.</text:p>
      <text:p text:style-name="Horizontal_20_Line"/>
      <text:h text:style-name="P2" text:outline-level="2">Creando un <text:span text:style-name="T8">array</text:span></text:h>
      <text:p text:style-name="P5">Usar un literal de <text:span text:style-name="T8">array</text:span> es la forma más sencilla de crear un <text:span text:style-name="T8">array </text:span>de JavaScript.</text:p>
      <text:p text:style-name="P5">Sintaxis:</text:p>
      <text:p text:style-name="P5"><text:span text:style-name="T2">const</text:span><text:span text:style-name="T5"> </text:span><text:span text:style-name="Emphasis"><text:span text:style-name="T5">array_name</text:span></text:span><text:span text:style-name="T5"> = [</text:span><text:span text:style-name="Emphasis"><text:span text:style-name="T5">item1</text:span></text:span><text:span text:style-name="T5">, </text:span><text:span text:style-name="Emphasis"><text:span text:style-name="T5">item2</text:span></text:span><text:span text:style-name="T5">, ...];      </text:span></text:p>
      <text:p text:style-name="P5"><text:span text:style-name="T4">Es una práctica común declarar </text:span><text:span text:style-name="T9">arrays</text:span><text:span text:style-name="T4"> con la palabra clave const .</text:span></text:p>
      <text:h text:style-name="P7" text:outline-level="3">Ejemplo</text:h>
      <text:p text:style-name="P13"><text:span text:style-name="T1">const</text:span> cars = [<text:span text:style-name="T3">"Saab"</text:span>, <text:span text:style-name="T3">"Volvo"</text:span>, <text:span text:style-name="T3">"BMW"</text:span>];</text:p>
      <text:p text:style-name="P10"><text:s/></text:p>
      <text:p text:style-name="P5">Los espacios y los saltos de línea no son importantes. Una declaración puede abarcar varias líneas:</text:p>
      <text:h text:style-name="P7" text:outline-level="3">Ejemplo</text:h>
      <text:p text:style-name="P13"><text:span text:style-name="T1">const</text:span> cars = [<text:line-break/>  <text:span text:style-name="T3">"Saab"</text:span>,<text:line-break/><text:soft-page-break/>  <text:span text:style-name="T3">"Volvo"</text:span>,<text:line-break/>  <text:span text:style-name="T3">"BMW"</text:span><text:line-break/>];</text:p>
      <text:p text:style-name="P10"><text:s/></text:p>
      <text:p text:style-name="P5">También puedes crear un <text:span text:style-name="T8">array </text:span>y luego proporcionar los elementos:</text:p>
      <text:h text:style-name="P7" text:outline-level="3">Ejemplo</text:h>
      <text:p text:style-name="P13"><text:span text:style-name="T1">const</text:span> cars = [];<text:line-break/>cars[<text:span text:style-name="T6">0</text:span>]= <text:span text:style-name="T3">"Saab"</text:span>;<text:line-break/>cars[<text:span text:style-name="T6">1</text:span>]= <text:span text:style-name="T3">"Volvo"</text:span>;<text:line-break/>cars[<text:span text:style-name="T6">2</text:span>]= <text:span text:style-name="T3">"BMW"</text:span>;</text:p>
      <text:p text:style-name="P11"><text:s/></text:p>
      <text:p text:style-name="Horizontal_20_Line"/>
      <text:h text:style-name="P2" text:outline-level="2">Usando la palabra clave JavaScript <text:span text:style-name="T8">new</text:span></text:h>
      <text:p text:style-name="P5">El siguiente ejemplo también crea un <text:span text:style-name="T8">array</text:span> y le asigna valores:</text:p>
      <text:h text:style-name="P7" text:outline-level="3">Ejemplo</text:h>
      <text:p text:style-name="P13"><text:span text:style-name="T1">const</text:span> cars = <text:span text:style-name="T1">new</text:span> Array(<text:span text:style-name="T3">"Saab"</text:span>, <text:span text:style-name="T3">"Volvo"</text:span>, <text:span text:style-name="T3">"BMW"</text:span>);</text:p>
      <text:p text:style-name="P10"><text:s/></text:p>
      <text:p text:style-name="P10">Los dos ejemplos anteriores hacen exactamente lo mismo.</text:p>
      <text:p text:style-name="P5"><text:span text:style-name="T4">No es necesario utilizar </text:span><text:span text:style-name="Source_20_Text"><text:span text:style-name="T4">new Array()</text:span></text:span><text:span text:style-name="T4">.</text:span></text:p>
      <text:p text:style-name="P10">Por simplicidad, legibilidad y velocidad de ejecución, utilice el método literal de <text:span text:style-name="T8">array</text:span>.</text:p>
      <text:p text:style-name="Horizontal_20_Line"/>
      <text:h text:style-name="P2" text:outline-level="2">Accediendo a elementos de<text:span text:style-name="T8">l array</text:span></text:h>
      <text:p text:style-name="P5">Se accede a un elemento de<text:span text:style-name="T8">l array </text:span>haciendo referencia al número de índice :</text:p>
      <text:p text:style-name="P13"><text:span text:style-name="T1">const</text:span> cars = [<text:span text:style-name="T3">"Saab"</text:span>, <text:span text:style-name="T3">"Volvo"</text:span>, <text:span text:style-name="T3">"BMW"</text:span>];<text:line-break/><text:span text:style-name="T1">let</text:span> car = cars[<text:span text:style-name="T6">0</text:span>];</text:p>
      <text:p text:style-name="P10"><text:s/></text:p>
      <text:p text:style-name="P5"><text:span text:style-name="Strong_20_Emphasis"><text:span text:style-name="T4">Nota:</text:span></text:span><text:span text:style-name="T4"> Los índices d</text:span><text:span text:style-name="T9">el array</text:span><text:span text:style-name="T4"> comienzan con 0.</text:span></text:p>
      <text:p text:style-name="P10">[0] es el primer elemento. [1] es el segundo elemento.</text:p>
      <text:p text:style-name="Horizontal_20_Line"/>
      <text:h text:style-name="P2" text:outline-level="2">Cambiar un elemento de<text:span text:style-name="T8">l array</text:span></text:h>
      <text:p text:style-name="P5">Esta declaración cambia el valor del primer elemento en <text:span text:style-name="Source_20_Text"><text:span text:style-name="T4">cars</text:span></text:span>:</text:p>
      <text:p text:style-name="P14">cars[<text:span text:style-name="T6">0</text:span>] = <text:span text:style-name="T3">"Opel"</text:span>;</text:p>
      <text:h text:style-name="P7" text:outline-level="3"><text:soft-page-break/>Ejemplo</text:h>
      <text:p text:style-name="P13"><text:span text:style-name="T1">const</text:span> cars = [<text:span text:style-name="T3">"Saab"</text:span>, <text:span text:style-name="T3">"Volvo"</text:span>, <text:span text:style-name="T3">"BMW"</text:span>];<text:line-break/>cars[<text:span text:style-name="T6">0</text:span>] = <text:span text:style-name="T3">"Opel"</text:span>;</text:p>
      <text:p text:style-name="P11"><text:s/></text:p>
      <text:p text:style-name="Horizontal_20_Line"/>
      <text:h text:style-name="P2" text:outline-level="2">Convertir un <text:span text:style-name="T8">array</text:span> en una cadena</text:h>
      <text:p text:style-name="P5">El método <text:span text:style-name="T10">de</text:span> JavaScript <text:span text:style-name="Source_20_Text"><text:span text:style-name="T4">toString()</text:span></text:span>convierte un <text:span text:style-name="T8">array </text:span>en una cadena de valores de <text:span text:style-name="T10">array</text:span> (separados por comas).</text:p>
      <text:h text:style-name="P7" text:outline-level="3">Ejemplo</text:h>
      <text:p text:style-name="P14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document.getElementById(<text:span text:style-name="T3">"demo"</text:span>).innerHTML = fruits.toString();</text:p>
      <text:p text:style-name="P10">Resultado:</text:p>
      <text:p text:style-name="P11">Banana,Orange,Apple,Mango</text:p>
      <text:p text:style-name="P11"><text:s/></text:p>
      <text:p text:style-name="Horizontal_20_Line"/>
      <text:h text:style-name="P2" text:outline-level="2">Acceda a<text:span text:style-name="T8">l array completo</text:span></text:h>
      <text:p text:style-name="P5">Con JavaScript, se puede acceder a<text:span text:style-name="T8">l array completo</text:span> haciendo referencia al nombre de<text:span text:style-name="T8">l array</text:span>:</text:p>
      <text:h text:style-name="P7" text:outline-level="3">Ejemplo</text:h>
      <text:p text:style-name="P13"><text:span text:style-name="T1">const</text:span> cars = [<text:span text:style-name="T3">"Saab"</text:span>, <text:span text:style-name="T3">"Volvo"</text:span>, <text:span text:style-name="T3">"BMW"</text:span>];<text:line-break/>document.getElementById(<text:span text:style-name="T3">"demo"</text:span>).innerHTML = cars;</text:p>
      <text:p text:style-name="P11"><text:s/></text:p>
      <text:p text:style-name="Horizontal_20_Line"/>
      <text:h text:style-name="P2" text:outline-level="2">L<text:span text:style-name="T8">os arrays</text:span> son objetos</text:h>
      <text:p text:style-name="P5">L<text:span text:style-name="T8">os arrays</text:span> son un tipo especial de objetos. El operador <text:span text:style-name="Source_20_Text"><text:span text:style-name="T4">typeof</text:span></text:span> en JavaScript devuelve "objeto" para <text:span text:style-name="T8">array</text:span>s.</text:p>
      <text:p text:style-name="P17">Pero l<text:span text:style-name="T8">os array</text:span>s de JavaScript se describen mejor como <text:span text:style-name="T8">array</text:span>s.</text:p>
      <text:p text:style-name="P5">L<text:span text:style-name="T8">os arrays</text:span> utilizan <text:span text:style-name="Strong_20_Emphasis">números</text:span> para acceder a sus "elementos". En este ejemplo, <text:span text:style-name="Source_20_Text"><text:span text:style-name="T4">person[0] </text:span></text:span>devuelve John:</text:p>
      <text:h text:style-name="P7" text:outline-level="3">Formación:</text:h>
      <text:p text:style-name="P13"><text:span text:style-name="T1">const</text:span> person = [<text:span text:style-name="T3">"John"</text:span>, <text:span text:style-name="T3">"Doe"</text:span>, <text:span text:style-name="T6">46</text:span>];</text:p>
      <text:p text:style-name="P10"><text:s/></text:p>
      <text:p text:style-name="P5">Los objetos usan <text:span text:style-name="Strong_20_Emphasis">nombres</text:span> para acceder a sus "miembros". En este ejemplo, <text:span text:style-name="Source_20_Text"><text:span text:style-name="T4">person.firstName </text:span></text:span>devuelve John:</text:p>
      <text:h text:style-name="P7" text:outline-level="3"><text:soft-page-break/>Objeto:</text:h>
      <text:p text:style-name="P13"><text:span text:style-name="T1">const</text:span> person = {firstName:<text:span text:style-name="T3">"John"</text:span>, lastName:<text:span text:style-name="T3">"Doe"</text:span>, age:<text:span text:style-name="T6">46</text:span>};</text:p>
      <text:p text:style-name="P11"><text:s/></text:p>
      <text:p text:style-name="Horizontal_20_Line"/>
      <text:h text:style-name="P2" text:outline-level="2">Los elementos de<text:span text:style-name="T8">l array </text:span>pueden ser objetos</text:h>
      <text:p text:style-name="P5">Las variables de JavaScript pueden ser objetos. <text:span text:style-name="T10">Los arrays</text:span> son tipos especiales de objetos.</text:p>
      <text:p text:style-name="P5">Debido a esto, puedes tener variables de diferentes tipos en un mismo <text:span text:style-name="T10">a</text:span>rray.</text:p>
      <text:p text:style-name="P5">Puedes tener objetos en un <text:span text:style-name="T10">a</text:span>rray. Puedes tener funciones en un <text:span text:style-name="T10">a</text:span>rray. Puedes tener arrays en un <text:span text:style-name="T10">ar</text:span>ray:</text:p>
      <text:p text:style-name="P13">myArray[<text:span text:style-name="T6">0</text:span>] = Date.now;<text:line-break/>myArray[<text:span text:style-name="T6">1</text:span>] = myFunction;<text:line-break/>myArray[<text:span text:style-name="T6">2</text:span>] = myCars;</text:p>
      <text:p text:style-name="Horizontal_20_Line"/>
      <text:h text:style-name="P2" text:outline-level="2">Propiedades y métodos <text:span text:style-name="T8">del array</text:span></text:h>
      <text:p text:style-name="P5">La verdadera fortaleza de l<text:span text:style-name="T8">os arrays</text:span> de JavaScript son las propiedades y métodos integrados de<text:span text:style-name="T8">l array</text:span>:</text:p>
      <text:p text:style-name="P14">cars.length   <text:span text:style-name="T7">// Returns the number of elements<text:line-break/></text:span>cars.sort()   <text:span text:style-name="T7">// Sorts the array</text:span></text:p>
      <text:p text:style-name="P5"><text:s/></text:p>
      <text:p text:style-name="Horizontal_20_Line"/>
      <text:h text:style-name="P2" text:outline-level="2">La propiedad <text:span text:style-name="T8">length</text:span></text:h>
      <text:p text:style-name="P5">La propiedad <text:span text:style-name="Source_20_Text"><text:span text:style-name="T4">length</text:span></text:span> de u<text:span text:style-name="T10">n array</text:span> devuelve la longitud d<text:span text:style-name="T8">e un array</text:span> (el número de elementos de<text:span text:style-name="T8">l array</text:span>).</text:p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<text:span text:style-name="T1">let</text:span> length = fruits.length;</text:p>
      <text:p text:style-name="P10"><text:s/></text:p>
      <text:p text:style-name="P5"><text:span text:style-name="T4">La propiedad </text:span><text:span text:style-name="Source_20_Text"><text:span text:style-name="T4">length </text:span></text:span><text:span text:style-name="T4">es siempre uno más que el índice d</text:span><text:span text:style-name="T9">el array</text:span><text:span text:style-name="T4"> más alto.</text:span></text:p>
      <text:p text:style-name="Horizontal_20_Line"/>
      <text:h text:style-name="P2" text:outline-level="2">Accediendo al primer elemento de<text:span text:style-name="T8">l array</text:span></text:h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<text:span text:style-name="T1">let</text:span> fruit = fruits[<text:span text:style-name="T6">0</text:span>];</text:p>
      <text:p text:style-name="P4"><text:soft-page-break/><text:span text:style-name="T4"><text:s/></text:span></text:p>
      <text:p text:style-name="Horizontal_20_Line"/>
      <text:h text:style-name="P2" text:outline-level="2">Accediendo al último elemento de<text:span text:style-name="T8">l array</text:span></text:h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<text:span text:style-name="T1">let</text:span> fruit = fruits[fruits.length - <text:span text:style-name="T6">1</text:span>];</text:p>
      <text:p text:style-name="P11"><text:s/></text:p>
      <text:p text:style-name="Horizontal_20_Line"/>
      <text:h text:style-name="P2" text:outline-level="2"><text:span text:style-name="T8"><text:s/>bucle </text:span><text:span text:style-name="T10">para recorrer los e</text:span>lementos <text:span text:style-name="T8">de un array</text:span></text:h>
      <text:p text:style-name="P5">Una forma de recorrer un <text:span text:style-name="T10">array</text:span> es mediante un bucle <text:span text:style-name="Source_20_Text"><text:span text:style-name="T4">for</text:span></text:span>:</text:p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<text:span text:style-name="T1">let</text:span> fLen = fruits.length;<text:line-break/><text:line-break/><text:span text:style-name="T1">let</text:span> text = <text:span text:style-name="T3">"&lt;ul&gt;"</text:span>;<text:line-break/><text:span text:style-name="T1">for</text:span> (<text:span text:style-name="T1">let</text:span> i = <text:span text:style-name="T6">0</text:span>; i &lt; fLen; i++) {<text:line-break/>  text += <text:span text:style-name="T3">"&lt;li&gt;"</text:span> + fruits[i] + <text:span text:style-name="T3">"&lt;/li&gt;"</text:span>;<text:line-break/>}<text:line-break/>text += <text:span text:style-name="T3">"&lt;/ul&gt;"</text:span>;</text:p>
      <text:p text:style-name="P10"><text:s/></text:p>
      <text:p text:style-name="P5">También puedes utilizar la función <text:span text:style-name="Source_20_Text"><text:span text:style-name="T4">Array.forEach()</text:span></text:span>:</text:p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, <text:span text:style-name="T3">"Mango"</text:span>];<text:line-break/><text:line-break/><text:span text:style-name="T1">let</text:span> text = <text:span text:style-name="T3">"&lt;ul&gt;"</text:span>;<text:line-break/>fruits.forEach(myFunction);<text:line-break/>text += <text:span text:style-name="T3">"&lt;/ul&gt;"</text:span>;<text:line-break/><text:line-break/><text:span text:style-name="T1">function</text:span> myFunction(value) {<text:line-break/>  text += <text:span text:style-name="T3">"&lt;li&gt;"</text:span> + value + <text:span text:style-name="T3">"&lt;/li&gt;"</text:span>;<text:line-break/>}</text:p>
      <text:p text:style-name="P11"><text:s/></text:p>
      <text:p text:style-name="Horizontal_20_Line"/>
      <text:h text:style-name="P2" text:outline-level="2">Agregar elementos de<text:span text:style-name="T8">l array</text:span></text:h>
      <text:p text:style-name="P5">La forma más sencilla de agregar un nuevo elemento a<text:span text:style-name="T8">l array</text:span> es mediante el método <text:span text:style-name="Source_20_Text"><text:span text:style-name="T4">push()</text:span></text:span>:</text:p>
      <text:h text:style-name="P7" text:outline-level="3"><text:soft-page-break/>Ejemplo</text:h>
      <text:p text:style-name="P13"><text:span text:style-name="T1">const</text:span> fruits = [<text:span text:style-name="T3">"Banana"</text:span>, <text:span text:style-name="T3">"Orange"</text:span>, <text:span text:style-name="T3">"Apple"</text:span>];<text:line-break/>fruits.push(<text:span text:style-name="T3">"Lemon"</text:span>);  <text:span text:style-name="T7">// Adds a new element (Lemon) to fruits</text:span></text:p>
      <text:p text:style-name="P10"><text:s/></text:p>
      <text:p text:style-name="P5">También se puede agregar un nuevo elemento a un <text:span text:style-name="T8">array </text:span><text:s/>usando la propiedad <text:span text:style-name="Source_20_Text"><text:span text:style-name="T4">length</text:span></text:span>:</text:p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];<text:line-break/>fruits[fruits.length] = <text:span text:style-name="T3">"Lemon"</text:span>;  <text:span text:style-name="T7">// Adds "Lemon" to fruits</text:span></text:p>
      <text:p text:style-name="P10"><text:s/></text:p>
      <text:p text:style-name="P5"><text:span text:style-name="Strong_20_Emphasis"><text:span text:style-name="T4">ADVERTENCIA !</text:span></text:span></text:p>
      <text:p text:style-name="P10">Agregar elementos con índices altos puede crear "agujeros" <text:span text:style-name="T8">no definidos en un array</text:span>:</text:p>
      <text:h text:style-name="P7" text:outline-level="3">Ejemplo</text:h>
      <text:p text:style-name="P13"><text:span text:style-name="T1">const</text:span> fruits = [<text:span text:style-name="T3">"Banana"</text:span>, <text:span text:style-name="T3">"Orange"</text:span>, <text:span text:style-name="T3">"Apple"</text:span>];<text:line-break/>fruits[<text:span text:style-name="T6">6</text:span>] = <text:span text:style-name="T3">"Lemon"</text:span>;  <text:span text:style-name="T7">// Creates undefined "holes" in fruits</text:span></text:p>
      <text:p text:style-name="P11"><text:s/></text:p>
      <text:p text:style-name="Horizontal_20_Line"/>
      <text:h text:style-name="P2" text:outline-level="2"><text:span text:style-name="T8">Arrays</text:span> asociativ<text:span text:style-name="T8">o</text:span>s</text:h>
      <text:p text:style-name="P5">Muchos lenguajes de programación admiten <text:span text:style-name="T8">arrays</text:span> con <text:span text:style-name="T8">índices de nombres.</text:span></text:p>
      <text:p text:style-name="P5">JavaScript <text:span text:style-name="Strong_20_Emphasis">no</text:span> admite <text:span text:style-name="T10">arrays</text:span> con <text:span text:style-name="T8">índices de nombres.</text:span></text:p>
      <text:p text:style-name="P5">En JavaScript, <text:span text:style-name="Strong_20_Emphasis">l</text:span><text:span text:style-name="Strong_20_Emphasis"><text:span text:style-name="T8">os arrays</text:span></text:span> siempre usan <text:span text:style-name="Strong_20_Emphasis">índices numerados</text:span> .  </text:p>
      <text:h text:style-name="P7" text:outline-level="3">Ejemplo</text:h>
      <text:p text:style-name="P13"><text:span text:style-name="T1">const</text:span> person = [];<text:line-break/>person[<text:span text:style-name="T6">0</text:span>] = <text:span text:style-name="T3">"John"</text:span>;<text:line-break/>person[<text:span text:style-name="T6">1</text:span>] = <text:span text:style-name="T3">"Doe"</text:span>;<text:line-break/>person[<text:span text:style-name="T6">2</text:span>] = <text:span text:style-name="T6">46</text:span>;<text:line-break/>person.length;    <text:span text:style-name="T7">// Will return 3<text:line-break/></text:span>person[<text:span text:style-name="T6">0</text:span>];        <text:span text:style-name="T7">// Will return "John"</text:span></text:p>
      <text:p text:style-name="P10"><text:s/></text:p>
      <text:p text:style-name="P5"><text:span text:style-name="Strong_20_Emphasis"><text:span text:style-name="T4">ADVERTENCIA !!</text:span></text:span><text:span text:style-name="T4"><text:line-break/>Si utiliza </text:span><text:span text:style-name="T9">índices de nombres</text:span><text:span text:style-name="T4">, JavaScript redefinirá </text:span><text:span text:style-name="T9">el array</text:span><text:span text:style-name="T4"> como un objeto.</text:span></text:p>
      <text:p text:style-name="P5"><text:span text:style-name="T4">Después de eso, algunos métodos y propiedades d</text:span><text:span text:style-name="T9">el array</text:span><text:span text:style-name="T4"> producirán </text:span><text:span text:style-name="Strong_20_Emphasis"><text:span text:style-name="T4">resultados incorrectos</text:span></text:span><text:span text:style-name="T4"> .</text:span></text:p>
      <text:h text:style-name="P7" text:outline-level="3"> Ejemplo:</text:h>
      <text:p text:style-name="P13"><text:span text:style-name="T1">const</text:span> person = [];<text:line-break/>person[<text:span text:style-name="T3">"firstName"</text:span>] = <text:span text:style-name="T3">"John"</text:span>;<text:line-break/>person[<text:span text:style-name="T3">"lastName"</text:span>] = <text:span text:style-name="T3">"Doe"</text:span>;<text:line-break/><text:soft-page-break/>person[<text:span text:style-name="T3">"age"</text:span>] = <text:span text:style-name="T6">46</text:span>;<text:line-break/>person.length;     <text:span text:style-name="T7">// Will return 0<text:line-break/></text:span>person[<text:span text:style-name="T6">0</text:span>];         <text:span text:style-name="T7">// Will return undefined</text:span></text:p>
      <text:p text:style-name="P11"><text:s/></text:p>
      <text:p text:style-name="Horizontal_20_Line"/>
      <text:h text:style-name="P2" text:outline-level="2">La diferencia entre <text:span text:style-name="T8">arrays</text:span> y objetos</text:h>
      <text:p text:style-name="P5">En JavaScript, <text:span text:style-name="Strong_20_Emphasis">l</text:span><text:span text:style-name="Strong_20_Emphasis"><text:span text:style-name="T8">os arrays</text:span></text:span> utilizan <text:span text:style-name="Strong_20_Emphasis">índices numerados</text:span> .  </text:p>
      <text:p text:style-name="P5">En JavaScript, <text:span text:style-name="Strong_20_Emphasis">los objetos</text:span> utilizan <text:span text:style-name="Strong_20_Emphasis">índices con nombre</text:span> .</text:p>
      <text:p text:style-name="P10">Los arrays son un tipo especial de objetos, con índices numerados.</text:p>
      <text:p text:style-name="Horizontal_20_Line"/>
      <text:h text:style-name="P2" text:outline-level="2">Cuándo utilizar <text:span text:style-name="T8">arrays</text:span>. Cuándo utilizar objetos.</text:h>
      <text:list text:style-name="L1">
        <text:list-item>
          <text:p text:style-name="P19">JavaScript no admite <text:span text:style-name="T8">arrays</text:span> asociativ<text:span text:style-name="T8">o</text:span>s.</text:p>
        </text:list-item>
        <text:list-item>
          <text:p text:style-name="P19">Debe utilizar <text:span text:style-name="Strong_20_Emphasis">objetos</text:span> cuando desea que los nombres de elementos sean <text:span text:style-name="Strong_20_Emphasis">cadenas (texto)</text:span> .</text:p>
        </text:list-item>
        <text:list-item>
          <text:p text:style-name="P20">Debe utilizar <text:span text:style-name="Strong_20_Emphasis"><text:span text:style-name="T8">arrays</text:span></text:span> cuando desee que los nombres de los elementos sean <text:span text:style-name="Strong_20_Emphasis">números</text:span> .</text:p>
        </text:list-item>
      </text:list>
      <text:p text:style-name="Horizontal_20_Line"/>
      <text:h text:style-name="P2" text:outline-level="2"><text:span text:style-name="T8">new Array</text:span>()</text:h>
      <text:p text:style-name="P5">JavaScript tiene un constructor de <text:span text:style-name="T8">arrays</text:span> incorporado <text:span text:style-name="Source_20_Text"><text:span text:style-name="T4">new Array()</text:span></text:span>.</text:p>
      <text:p text:style-name="P5">Pero puedes usarlo de forma segura <text:span text:style-name="Source_20_Text"><text:span text:style-name="T4">[]</text:span></text:span>en su lugar.</text:p>
      <text:p text:style-name="P5">Estas dos declaraciones diferentes crean u<text:span text:style-name="T8">n nuevo array</text:span> vací<text:span text:style-name="T8">o</text:span> llamad<text:span text:style-name="T10">o</text:span> <text:span text:style-name="T10">points</text:span>:</text:p>
      <text:p text:style-name="P14"><text:span text:style-name="T1">const</text:span> points = <text:span text:style-name="T1">new</text:span> Array();<text:line-break/><text:span text:style-name="T1">const</text:span> points = [];</text:p>
      <text:p text:style-name="P5">Estas dos declaraciones diferentes crean un <text:span text:style-name="T8">nuevo array</text:span> que contiene 6 números:</text:p>
      <text:p text:style-name="P13"><text:span text:style-name="T1">const</text:span> points = <text:span text:style-name="T1">new</text:span> Array(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);<text:line-break/><text:span text:style-name="T1">const</text:span> points = [<text:span text:style-name="T6">40</text:span>, <text:span text:style-name="T6">100</text:span>, <text:span text:style-name="T6">1</text:span>, <text:span text:style-name="T6">5</text:span>, <text:span text:style-name="T6">25</text:span>, <text:span text:style-name="T6">10</text:span>];</text:p>
      <text:p text:style-name="P10"><text:s/></text:p>
      <text:p text:style-name="P5">La palabra clave <text:span text:style-name="Source_20_Text"><text:span text:style-name="T4">new </text:span></text:span>puede producir algunos resultados inesperados:</text:p>
      <text:p text:style-name="P13"><text:span text:style-name="T7">// Create an array with three elements:<text:line-break/></text:span><text:span text:style-name="T1">const</text:span> points = <text:span text:style-name="T1">new</text:span> Array(<text:span text:style-name="T6">40</text:span>, <text:span text:style-name="T6">100</text:span>, <text:span text:style-name="T6">1</text:span>);</text:p>
      <text:p text:style-name="P11"><text:s/></text:p>
      <text:p text:style-name="P13"><text:span text:style-name="T7">// Create an array with two elements:<text:line-break/></text:span><text:span text:style-name="T1">const</text:span> points = <text:span text:style-name="T1">new</text:span> Array(<text:span text:style-name="T6">40</text:span>, <text:span text:style-name="T6">100</text:span>);</text:p>
      <text:p text:style-name="P4"><text:span text:style-name="T4"><text:s/></text:span></text:p>
      <text:p text:style-name="P13"><text:span text:style-name="T7">// Create an array with one element ???<text:line-break/></text:span><text:span text:style-name="T1">const</text:span> points = <text:span text:style-name="T1">new</text:span> Array(<text:span text:style-name="T6">40</text:span>);  </text:p>
      <text:p text:style-name="P10"><text:s/></text:p>
      <text:h text:style-name="P7" text:outline-level="3"><text:soft-page-break/>Un error común</text:h>
      <text:p text:style-name="P14"><text:span text:style-name="T1">const</text:span> points = [<text:span text:style-name="T6">40</text:span>];</text:p>
      <text:p text:style-name="P10">no es lo mismo que:</text:p>
      <text:p text:style-name="P13"><text:span text:style-name="T1">const</text:span> points = <text:span text:style-name="T1">new</text:span> Array(<text:span text:style-name="T6">40</text:span>);</text:p>
      <text:p text:style-name="P13"><text:span text:style-name="T7">// Create an array with one element:<text:line-break/></text:span><text:span text:style-name="T1">const</text:span> points = [<text:span text:style-name="T6">40</text:span>];</text:p>
      <text:p text:style-name="P12"><text:s/></text:p>
      <text:p text:style-name="P15"><text:span text:style-name="T7">// Create an array with 40 undefined elements:<text:line-break/></text:span><text:span text:style-name="T1">const</text:span> points = <text:span text:style-name="T1">new</text:span> Array(<text:span text:style-name="T6">40</text:span>);  </text:p>
      <text:p text:style-name="P11"><text:s/></text:p>
      <text:p text:style-name="Horizontal_20_Line"/>
      <text:h text:style-name="P2" text:outline-level="2">Cómo reconocer un <text:span text:style-name="T8">array</text:span></text:h>
      <text:p text:style-name="P5">Una pregunta común es: ¿Cómo sé si una variable es un <text:span text:style-name="T8">array</text:span>?</text:p>
      <text:p text:style-name="P5">El problema es que el operador de JavaScript <text:span text:style-name="Source_20_Text"><text:span text:style-name="T4">typeof </text:span></text:span>devuelve " <text:span text:style-name="Source_20_Text"><text:span text:style-name="T4">object</text:span></text:span>":</text:p>
      <text:p text:style-name="P13"><text:span text:style-name="T1">const</text:span> fruits = [<text:span text:style-name="T3">"Banana"</text:span>, <text:span text:style-name="T3">"Orange"</text:span>, <text:span text:style-name="T3">"Apple"</text:span>];<text:line-break/><text:span text:style-name="T1">let</text:span> type = <text:span text:style-name="T1">typeof</text:span> fruits;</text:p>
      <text:p text:style-name="P10"><text:s/></text:p>
      <text:p text:style-name="P5">El operador typeof devuelve un objeto porque un <text:span text:style-name="T8">array </text:span>de JavaScript es un objeto.</text:p>
      <text:h text:style-name="P3" text:outline-level="3">Solución 1:</text:h>
      <text:p text:style-name="P5">Para resolver este problema, ECMAScript 5 (JavaScript 2009) definió un nuevo método <text:span text:style-name="Source_20_Text"><text:span text:style-name="T4">Array.isArray()</text:span></text:span>:</text:p>
      <text:p text:style-name="P13">Array.isArray(fruits);</text:p>
      <text:p text:style-name="P10"><text:s/></text:p>
      <text:h text:style-name="P3" text:outline-level="3">Solución 2:</text:h>
      <text:p text:style-name="P5">El <text:span text:style-name="Source_20_Text"><text:span text:style-name="T4"> </text:span></text:span>operador <text:span text:style-name="Source_20_Text"><text:span text:style-name="T4">instanceof </text:span></text:span>devuelve verdadero si un objeto es creado por un constructor determinado:</text:p>
      <text:p text:style-name="P13"><text:span text:style-name="T1">const</text:span> fruits = [<text:span text:style-name="T3">"Banana"</text:span>, <text:span text:style-name="T3">"Orange"</text:span>, <text:span text:style-name="T3">"Apple"</text:span>];<text:line-break/><text:line-break/>fruits <text:span text:style-name="T1">instanceof</text:span> Array;</text:p>
      <text:p text:style-name="P10"><text:s/></text:p>
      <text:h text:style-name="P2" text:outline-level="2"><text:s/></text:h>
      <text:h text:style-name="P6" text:outline-level="2">Ejercicio:</text:h>
      <text:p text:style-name="P5"><text:span text:style-name="T4">Obtenga el valor " </text:span><text:span text:style-name="Source_20_Text"><text:span text:style-name="T4">Volvo</text:span></text:span><text:span text:style-name="T4">" de</text:span><text:span text:style-name="T9">l array</text:span><text:span text:style-name="T4"> </text:span><text:span text:style-name="Source_20_Text"><text:span text:style-name="T4">cars</text:span></text:span><text:span text:style-name="T4">.</text:span></text:p>
      <text:p text:style-name="P8"><text:span text:style-name="T8">const</text:span> <text:span text:style-name="T8">car</text:span>s = ["Saab", "Volvo", "BMW"];</text:p>
      <text:p text:style-name="P9"><text:soft-page-break/><text:span text:style-name="T8">let</text:span> ​​x =<draw:control text:anchor-type="as-char" draw:z-index="0" draw:name="Forma1" draw:style-name="gr1" draw:text-style-name="P21" svg:width="1.959cm" svg:height="0.662cm" draw:control="control1"/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43:50.435000000</meta:creation-date>
    <dc:date>2024-03-18T18:16:47.719000000</dc:date>
    <meta:editing-duration>PT26M52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9" meta:paragraph-count="176" meta:word-count="1284" meta:character-count="8152" meta:non-whitespace-character-count="6922"/>
  </office:meta>
</office:document-meta>
</file>